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4.5028in"/>
    </style:style>
    <style:style style:name="co6" style:family="table-column">
      <style:table-column-properties fo:break-before="auto" style:column-width="3.4626in"/>
    </style:style>
    <style:style style:name="co7" style:family="table-column">
      <style:table-column-properties fo:break-before="auto" style:column-width="0.889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font-name="Arial" style:font-name-asian="Andale Sans UI" style:font-name-complex="Tahoma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9" style:family="table-cell" style:parent-style-name="Default">
      <style:text-properties style:font-name="Arial" style:font-name-asian="Andale Sans UI" style:font-name-complex="Tahoma"/>
    </style:style>
    <style:style style:name="ce10" style:family="table-cell" style:parent-style-name="Default" style:data-style-name="N104">
      <style:table-cell-properties fo:wrap-option="wrap"/>
    </style:style>
    <style:style style:name="ce11" style:family="table-cell" style:parent-style-name="Default" style:data-style-name="N104"/>
    <style:style style:name="ce12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6"/>
        <table:table-column table:style-name="co1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Default"/>
        <table:table-row table:style-name="ro2">
          <table:table-cell table:style-name="ce1" office:value-type="string" calcext:value-type="string">
            <text:p>Bill Of Materials for Arduino-Controlled Dog-sized weight scale</text:p>
          </table:table-cell>
          <table:table-cell table:style-name="ce2"/>
          <table:table-cell table:style-name="ce1"/>
          <table:table-cell table:style-name="ce5"/>
          <table:table-cell table:style-name="ce1" table:number-columns-repeated="2"/>
          <table:table-cell table:style-name="ce2" table:number-columns-repeated="2"/>
          <table:table-cell table:style-name="ce1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pplier</text:p>
          </table:table-cell>
          <table:table-cell table:style-name="ce7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rduino/Genuino 101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DEV-13787</text:p>
          </table:table-cell>
          <table:table-cell table:style-name="ce10" office:value-type="currency" office:currency="USD" office:value="30" calcext:value-type="currency">
            <text:p>$30.00</text:p>
          </table:table-cell>
          <table:table-cell table:style-name="ce10" table:formula="of:=[.A4]*[.E4]" office:value-type="currency" office:currency="USD" office:value="30" calcext:value-type="currency">
            <text:p>$30.00</text:p>
          </table:table-cell>
          <table:table-cell office:value-type="string" calcext:value-type="string">
            <text:p><text:a xlink:href="https://www.sparkfun.com/products/13787" xlink:type="simple">https://www.sparkfun.com/products/13787</text:a></text:p>
          </table:table-cell>
          <table:table-cell office:value-type="string" calcext:value-type="string">
            <text:p>The Sketch uses the Curie-specific BLE functions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9VDC 650mA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TOL-00298</text:p>
          </table:table-cell>
          <table:table-cell table:style-name="ce10" office:value-type="currency" office:currency="USD" office:value="5.95" calcext:value-type="currency">
            <text:p>$5.95</text:p>
          </table:table-cell>
          <table:table-cell table:style-name="ce10" table:formula="of:=[.A5]*[.E5]" office:value-type="currency" office:currency="USD" office:value="5.95" calcext:value-type="currency">
            <text:p>$5.95</text:p>
          </table:table-cell>
          <table:table-cell office:value-type="string" calcext:value-type="string">
            <text:p><text:a xlink:href="https://www.sparkfun.com/products/298" xlink:type="simple">https://www.sparkfun.com/products/298</text:a></text:p>
          </table:table-cell>
          <table:table-cell office:value-type="string" calcext:value-type="string">
            <text:p>Or you could use a USB charger capable of at least 650mA. <text:s/>A USB charger would let you debug the scale without having to take the scale top off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oad Sensor - 50kg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SEN-10245 </text:p>
          </table:table-cell>
          <table:table-cell table:style-name="ce10" office:value-type="currency" office:currency="USD" office:value="9.95" calcext:value-type="currency">
            <text:p>$9.95</text:p>
          </table:table-cell>
          <table:table-cell table:style-name="ce10" table:formula="of:=[.A6]*[.E6]" office:value-type="currency" office:currency="USD" office:value="39.8" calcext:value-type="currency">
            <text:p>$39.80</text:p>
          </table:table-cell>
          <table:table-cell office:value-type="string" calcext:value-type="string">
            <text:p><text:a xlink:href="https://www.sparkfun.com/products/10245" xlink:type="simple">https://www.sparkfun.com/products/10245</text:a></text:p>
          </table:table-cell>
          <table:table-cell office:value-type="string" calcext:value-type="string">
            <text:p>One for each corner of the scale. Most people salvage these sensors from an inexpensive bathroom scale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SparkFun Load Cell Amplifier - HX711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SEN-13230 ROHS</text:p>
          </table:table-cell>
          <table:table-cell table:style-name="ce10" office:value-type="currency" office:currency="USD" office:value="9.95" calcext:value-type="currency">
            <text:p>$9.95</text:p>
          </table:table-cell>
          <table:table-cell table:style-name="ce10" table:formula="of:=[.A7]*[.E7]" office:value-type="currency" office:currency="USD" office:value="39.8" calcext:value-type="currency">
            <text:p>$39.80</text:p>
          </table:table-cell>
          <table:table-cell office:value-type="string" calcext:value-type="string">
            <text:p><text:a xlink:href="https://www.sparkfun.com/products/13230" xlink:type="simple">https://www.sparkfun.com/products/13230</text:a></text:p>
          </table:table-cell>
          <table:table-cell office:value-type="string" calcext:value-type="string">
            <text:p>Amplifies the Wheatstone Bridge signal for the Arduino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Solder-able Breadboard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PRT-12070</text:p>
          </table:table-cell>
          <table:table-cell table:style-name="ce10" office:value-type="currency" office:currency="USD" office:value="4.95" calcext:value-type="currency">
            <text:p>$4.95</text:p>
          </table:table-cell>
          <table:table-cell table:style-name="ce10" table:formula="of:=[.A8]*[.E8]" office:value-type="currency" office:currency="USD" office:value="4.95" calcext:value-type="currency">
            <text:p>$4.95</text:p>
          </table:table-cell>
          <table:table-cell office:value-type="string" calcext:value-type="string">
            <text:p><text:a xlink:href="https://www.sparkfun.com/products/12070" xlink:type="simple">https://www.sparkfun.com/products/12070</text:a></text:p>
          </table:table-cell>
          <table:table-cell/>
          <table:table-cell table:style-name="ce3" table:number-columns-repeated="1016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RESISTOR 1K OHM 1/4W 0.1% AXIAL</text:p>
          </table:table-cell>
          <table:table-cell table:style-name="ce3" office:value-type="string" calcext:value-type="string">
            <text:p>Digikey</text:p>
          </table:table-cell>
          <table:table-cell table:style-name="ce8" office:value-type="string" calcext:value-type="string">
            <text:p>1KADCT-ND</text:p>
          </table:table-cell>
          <table:table-cell table:style-name="ce10" office:value-type="currency" office:currency="USD" office:value="0.2708" calcext:value-type="currency">
            <text:p>$0.27</text:p>
          </table:table-cell>
          <table:table-cell table:style-name="ce10" table:formula="of:=[.A9]*[.E9]" office:value-type="currency" office:currency="USD" office:value="6.77" calcext:value-type="currency">
            <text:p>$6.77</text:p>
          </table:table-cell>
          <table:table-cell office:value-type="string" calcext:value-type="string">
            <text:p><text:a xlink:href="http://www.digikey.com/product-search/en/resistors/through-hole-resistors/66690?k=1kadct-nd" xlink:type="simple">http://www.digikey.com/product-search/en/resistors/through-hole-resistors/66690?k=1kadct-nd</text:a></text:p>
          </table:table-cell>
          <table:table-cell office:value-type="string" calcext:value-type="string">
            <text:p>You ultimately need only 8, but you have to hand select them from a larger set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 few feet of CAT3 cable (4 wires). <text:s/>4 times 14 inches</text:p>
          </table:table-cell>
          <table:table-cell table:style-name="ce3" office:value-type="string" calcext:value-type="string">
            <text:p>n/a</text:p>
          </table:table-cell>
          <table:table-cell table:style-name="ce8"/>
          <table:table-cell table:style-name="ce10" office:value-type="currency" office:currency="USD" office:value="0" calcext:value-type="currency">
            <text:p>$0.00</text:p>
          </table:table-cell>
          <table:table-cell table:style-name="ce10" table:formula="of:=[.A10]*[.E10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separate, stranded wire would probably be fine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eat Shrink kit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PRT-09353</text:p>
          </table:table-cell>
          <table:table-cell table:style-name="ce10" office:value-type="currency" office:currency="USD" office:value="7.95" calcext:value-type="currency">
            <text:p>$7.95</text:p>
          </table:table-cell>
          <table:table-cell table:style-name="ce10" table:formula="of:=[.A11]*[.E11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9353" xlink:type="simple">https://www.sparkfun.com/products/9353</text:a></text:p>
          </table:table-cell>
          <table:table-cell office:value-type="string" calcext:value-type="string">
            <text:p>Only a few inches are required, to cover 4 x 3 solder joint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on-Structural Rated Square Fir Sanded Plywood (Actual: 0.75-in x 4-ft x 4-ft)</text:p>
          </table:table-cell>
          <table:table-cell table:style-name="ce3" office:value-type="string" calcext:value-type="string">
            <text:p>Lowes</text:p>
          </table:table-cell>
          <table:table-cell table:style-name="ce8" office:value-type="string" calcext:value-type="string">
            <text:p>154281</text:p>
          </table:table-cell>
          <table:table-cell table:style-name="ce10" office:value-type="currency" office:currency="USD" office:value="25.25" calcext:value-type="currency">
            <text:p>$25.25</text:p>
          </table:table-cell>
          <table:table-cell table:style-name="ce10" table:formula="of:=[.A12]*[.E12]" office:value-type="currency" office:currency="USD" office:value="50.5" calcext:value-type="currency">
            <text:p>$50.50</text:p>
          </table:table-cell>
          <table:table-cell office:value-type="string" calcext:value-type="string">
            <text:p><text:a xlink:href="http://www.lowes.com/pd_154281-199-173254___?productId=50080988" xlink:type="simple">http://www.lowes.com/pd_154281-199-173254___?productId=50080988</text:a></text:p>
          </table:table-cell>
          <table:table-cell office:value-type="string" calcext:value-type="string">
            <text:p>Should have used cheaper plywood. <text:s/>It needs to be thick so it doesn't bend with the dog's weight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reak Away Headers – Straight, 40 pins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PRT-00116</text:p>
          </table:table-cell>
          <table:table-cell table:style-name="ce10" office:value-type="currency" office:currency="USD" office:value="1.5" calcext:value-type="currency">
            <text:p>$1.50</text:p>
          </table:table-cell>
          <table:table-cell table:style-name="ce10" table:formula="of:=[.A13]*[.E13]" office:value-type="currency" office:currency="USD" office:value="3" calcext:value-type="currency">
            <text:p>$3.00</text:p>
          </table:table-cell>
          <table:table-cell office:value-type="string" calcext:value-type="string">
            <text:p><text:a xlink:href="https://www.sparkfun.com/products/116" xlink:type="simple">https://www.sparkfun.com/products/116</text:a></text:p>
          </table:table-cell>
          <table:table-cell office:value-type="string" calcext:value-type="string">
            <text:p>You snap off the number you need for 3, 4, or 5 pin connectors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reak Away Headers - Long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PRT-10158</text:p>
          </table:table-cell>
          <table:table-cell table:style-name="ce10" office:value-type="currency" office:currency="USD" office:value="2.95" calcext:value-type="currency">
            <text:p>$2.95</text:p>
          </table:table-cell>
          <table:table-cell table:style-name="ce10" table:formula="of:=[.A14]*[.E14]" office:value-type="currency" office:currency="USD" office:value="2.95" calcext:value-type="currency">
            <text:p>$2.95</text:p>
          </table:table-cell>
          <table:table-cell office:value-type="string" calcext:value-type="string">
            <text:p><text:a xlink:href="https://www.sparkfun.com/products/10158" xlink:type="simple">https://www.sparkfun.com/products/10158</text:a></text:p>
          </table:table-cell>
          <table:table-cell office:value-type="string" calcext:value-type="string">
            <text:p>For connections between the Arduino female headers and the various connectors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Molex female connecter terminals 22-24 AWG tin</text:p>
          </table:table-cell>
          <table:table-cell table:style-name="ce3" office:value-type="string" calcext:value-type="string">
            <text:p>Digikey</text:p>
          </table:table-cell>
          <table:table-cell table:style-name="ce8" office:value-type="string" calcext:value-type="string">
            <text:p>16-02-0102-C</text:p>
          </table:table-cell>
          <table:table-cell table:style-name="ce10" office:value-type="currency" office:currency="USD" office:value="0.1264" calcext:value-type="currency">
            <text:p>$0.13</text:p>
          </table:table-cell>
          <table:table-cell table:style-name="ce10" table:formula="of:=[.A15]*[.E15]" office:value-type="currency" office:currency="USD" office:value="6.32" calcext:value-type="currency">
            <text:p>$6.32</text:p>
          </table:table-cell>
          <table:table-cell office:value-type="string" calcext:value-type="string">
            <text:p><text:a xlink:href="http://www.digikey.com/product-search/en?keywords=16-02-0102-C" xlink:type="simple">http://www.digikey.com/product-search/en?keywords=16-02-0102-C</text:a></text:p>
          </table:table-cell>
          <table:table-cell office:value-type="string" calcext:value-type="string">
            <text:p>These are very useful, so I'd recommend buying 100 of them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CONN HOUSING 2POS .100 SINGLE</text:p>
          </table:table-cell>
          <table:table-cell table:style-name="ce3" office:value-type="string" calcext:value-type="string">
            <text:p>Digikey</text:p>
          </table:table-cell>
          <table:table-cell table:style-name="ce8" office:value-type="string" calcext:value-type="string">
            <text:p>WM2800-ND</text:p>
          </table:table-cell>
          <table:table-cell table:style-name="ce10" office:value-type="currency" office:currency="USD" office:value="0.315" calcext:value-type="currency">
            <text:p>$0.32</text:p>
          </table:table-cell>
          <table:table-cell table:style-name="ce10" table:formula="of:=[.A16]*[.E16]" office:value-type="currency" office:currency="USD" office:value="4.725" calcext:value-type="currency">
            <text:p>$4.73</text:p>
          </table:table-cell>
          <table:table-cell office:value-type="string" calcext:value-type="string">
            <text:p><text:a xlink:href="http://www.digikey.com/product-search/en?keywords=wm2800-nd" xlink:type="simple">http://www.digikey.com/product-search/en?keywords=wm2800-nd</text:a></text:p>
          </table:table-cell>
          <table:table-cell office:value-type="string" calcext:value-type="string">
            <text:p>You need only 10, but I recommend bying 20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olex 3 position, 0.100” spacing, single row, Connector Housing</text:p>
          </table:table-cell>
          <table:table-cell table:style-name="ce3" office:value-type="string" calcext:value-type="string">
            <text:p>Digikey</text:p>
          </table:table-cell>
          <table:table-cell table:style-name="ce8" office:value-type="string" calcext:value-type="string">
            <text:p>50-57-9003-P</text:p>
          </table:table-cell>
          <table:table-cell table:style-name="ce10" office:value-type="currency" office:currency="USD" office:value="0.421" calcext:value-type="currency">
            <text:p>$0.42</text:p>
          </table:table-cell>
          <table:table-cell table:style-name="ce10" table:formula="of:=[.A17]*[.E17]" office:value-type="currency" office:currency="USD" office:value="2.105" calcext:value-type="currency">
            <text:p>$2.11</text:p>
          </table:table-cell>
          <table:table-cell office:value-type="string" calcext:value-type="string">
            <text:p><text:a xlink:href="http://www.digikey.com/product-search/en?keywords=50-57-9003-P" xlink:type="simple">http://www.digikey.com/product-search/en?keywords=50-57-9003-P</text:a></text:p>
          </table:table-cell>
          <table:table-cell office:value-type="string" calcext:value-type="string">
            <text:p>You need only 4 but again, these are useful parts. I'd recommend buying 20</text:p>
          </table:table-cell>
          <table:table-cell table:style-name="ce3" table:number-columns-repeated="1016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Molex 4 position, 0.100” spacing, single row, Connector Housing</text:p>
          </table:table-cell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50-57-9004-P</text:p>
          </table:table-cell>
          <table:table-cell table:style-name="ce11" office:value-type="currency" office:currency="USD" office:value="0.429" calcext:value-type="currency">
            <text:p>$0.43</text:p>
          </table:table-cell>
          <table:table-cell table:style-name="ce10" table:formula="of:=[.A18]*[.E18]" office:value-type="currency" office:currency="USD" office:value="6.435" calcext:value-type="currency">
            <text:p>$6.44</text:p>
          </table:table-cell>
          <table:table-cell table:style-name="Default" office:value-type="string" calcext:value-type="string">
            <text:p><text:a xlink:href="http://www.digikey.com/product-search/en?keywords=50-57-9004-P" xlink:type="simple">http://www.digikey.com/product-search/en?keywords=50-57-9004-P</text:a></text:p>
          </table:table-cell>
          <table:table-cell office:value-type="string" calcext:value-type="string">
            <text:p>You need only 12 but I recommend buying 20</text:p>
          </table:table-cell>
          <table:table-cell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lue Hawk 12-Count #4- 40 x 3/4-in Round-Head Zinc-Plated Slotted-Drive Standard (SAE) Machine Screws</text:p>
          </table:table-cell>
          <table:table-cell office:value-type="string" calcext:value-type="string">
            <text:p>Lowes</text:p>
          </table:table-cell>
          <table:table-cell table:style-name="ce9" office:value-type="float" office:value="62045" calcext:value-type="float">
            <text:p>62045</text:p>
          </table:table-cell>
          <table:table-cell table:style-name="ce11" office:value-type="currency" office:currency="USD" office:value="1.24" calcext:value-type="currency">
            <text:p>$1.24</text:p>
          </table:table-cell>
          <table:table-cell table:style-name="ce10" table:formula="of:=[.A19]*[.E19]" office:value-type="currency" office:currency="USD" office:value="1.24" calcext:value-type="currency">
            <text:p>$1.24</text:p>
          </table:table-cell>
          <table:table-cell table:style-name="Default" office:value-type="string" calcext:value-type="string">
            <text:p><text:a xlink:href="http://www.lowes.com/pd_62045-37672-605392" xlink:type="simple">http://www.lowes.com/pd_62045-37672-605392</text:a>__</text:p>
          </table:table-cell>
          <table:table-cell office:value-type="string" calcext:value-type="string">
            <text:p>You need 27. <text:s/>You will need to counterbore the bottom holes for the bolts so the nuts fit – the bolts are chosen to not protrude fromt he bottom of the plywood</text:p>
          </table:table-cell>
          <table:table-cell table:number-columns-repeated="1016"/>
        </table:table-row>
        <table:table-row table:style-name="ro4">
          <table:table-cell table:style-name="ce3"/>
          <table:table-cell office:value-type="string" calcext:value-type="string">
            <text:p>miscellaneous hookup wire (22 AWG, solid)</text:p>
          </table:table-cell>
          <table:table-cell table:style-name="ce3" office:value-type="string" calcext:value-type="string">
            <text:p>Sparkfun</text:p>
          </table:table-cell>
          <table:table-cell table:style-name="ce8"/>
          <table:table-cell table:style-name="ce10"/>
          <table:table-cell table:style-name="ce10" table:formula="of:=[.A20]*[.E20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Use Solid hookup wire for the Protoboard circuitry.</text:p>
          </table:table-cell>
          <table:table-cell table:style-name="ce3" table:number-columns-repeated="1016"/>
        </table:table-row>
        <table:table-row table:style-name="ro3">
          <table:table-cell table:style-name="ce3"/>
          <table:table-cell office:value-type="string" calcext:value-type="string">
            <text:p>miscellaneous hookup wire (22 AWG, stranded)</text:p>
          </table:table-cell>
          <table:table-cell table:style-name="ce3" office:value-type="string" calcext:value-type="string">
            <text:p>Sparkfun</text:p>
          </table:table-cell>
          <table:table-cell table:style-name="ce8"/>
          <table:table-cell table:style-name="ce10"/>
          <table:table-cell table:style-name="ce10" table:formula="of:=[.A21]*[.E21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Use Stranded wire for the wires connecting boards. <text:s/>Stranded wire will flex; solid wire will quickly break when repeatedly flexed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meters of ABS plastic filament</text:p>
          </table:table-cell>
          <table:table-cell table:style-name="ce3"/>
          <table:table-cell table:style-name="ce8"/>
          <table:table-cell table:style-name="ce10" office:value-type="currency" office:currency="USD" office:value="0.35" calcext:value-type="currency">
            <text:p>$0.35</text:p>
          </table:table-cell>
          <table:table-cell table:style-name="ce10" table:formula="of:=[.A22]*[.E22]" office:value-type="currency" office:currency="USD" office:value="2.1" calcext:value-type="currency">
            <text:p>$2.10</text:p>
          </table:table-cell>
          <table:table-cell/>
          <table:table-cell office:value-type="string" calcext:value-type="string">
            <text:p>For the 3D Printed Load Sensor Holders and Centering Guide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8-8 Stainless Steel Flat Head Phillips Machine Screw 1/4"-20 Thread, 2-1/4" Length, 25 count</text:p>
          </table:table-cell>
          <table:table-cell table:style-name="ce3" office:value-type="string" calcext:value-type="string">
            <text:p>McMaster-Carr</text:p>
          </table:table-cell>
          <table:table-cell table:style-name="ce8" office:value-type="string" calcext:value-type="string">
            <text:p>91771A551</text:p>
          </table:table-cell>
          <table:table-cell table:style-name="ce10" office:value-type="currency" office:currency="USD" office:value="11.46" calcext:value-type="currency">
            <text:p>$11.46</text:p>
          </table:table-cell>
          <table:table-cell table:style-name="ce10" table:formula="of:=[.A23]*[.E23]" office:value-type="currency" office:currency="USD" office:value="11.46" calcext:value-type="currency">
            <text:p>$11.46</text:p>
          </table:table-cell>
          <table:table-cell office:value-type="string" calcext:value-type="string">
            <text:p><text:a xlink:href="http://www.mcmaster.com/#91771a551" xlink:type="simple">http://www.mcmaster.com/#91771a551</text:a></text:p>
          </table:table-cell>
          <table:table-cell office:value-type="string" calcext:value-type="string">
            <text:p>Note: Stainless Steel is ROHS compliant (lead free); Zinc plated doesn't seem to be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STM F594 Type 18-8 Stainless Steel Hex Nut 1/4"-20 Thread Size, 7/16" Wide, 7/32" High, 50 count</text:p>
          </table:table-cell>
          <table:table-cell table:style-name="ce3" office:value-type="string" calcext:value-type="string">
            <text:p>McMaster-Carr</text:p>
          </table:table-cell>
          <table:table-cell table:style-name="ce8" office:value-type="string" calcext:value-type="string">
            <text:p>92673a113</text:p>
          </table:table-cell>
          <table:table-cell table:style-name="ce10" office:value-type="currency" office:currency="USD" office:value="3.3" calcext:value-type="currency">
            <text:p>$3.30</text:p>
          </table:table-cell>
          <table:table-cell table:style-name="ce10" table:formula="of:=[.A24]*[.E24]" office:value-type="currency" office:currency="USD" office:value="3.3" calcext:value-type="currency">
            <text:p>$3.30</text:p>
          </table:table-cell>
          <table:table-cell office:value-type="string" calcext:value-type="string">
            <text:p><text:a xlink:href="http://www.mcmaster.com/#92673a113" xlink:type="simple">http://www.mcmaster.com/#92673a113</text:a></text:p>
          </table:table-cell>
          <table:table-cell office:value-type="string" calcext:value-type="string">
            <text:p>You only need 8, for the Load Sensor holders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ail. 2 inches long x 0.1 inch thick</text:p>
          </table:table-cell>
          <table:table-cell table:style-name="ce3"/>
          <table:table-cell table:style-name="ce8"/>
          <table:table-cell table:style-name="ce10"/>
          <table:table-cell table:style-name="ce10" table:formula="of:=[.A25]*[.E25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Used to center the top Plywood piece, using the Centering Guide. <text:s/>Remember to remove the nail after centering, to avoid breaking the Centering Guide.</text:p>
          </table:table-cell>
          <table:table-cell table:style-name="ce3" table:number-columns-repeated="1016"/>
        </table:table-row>
        <table:table-row table:style-name="ro4">
          <table:table-cell table:style-name="ce3"/>
          <table:table-cell office:value-type="string" calcext:value-type="string">
            <text:p>Calibration weights</text:p>
          </table:table-cell>
          <table:table-cell table:style-name="ce3"/>
          <table:table-cell table:style-name="ce8"/>
          <table:table-cell table:style-name="ce10"/>
          <table:table-cell table:style-name="ce10" table:formula="of:=[.A26]*[.E26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Weightlifting weight sets can be found for low prices at used-products stores, such as Goodwill in the USA.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 calcext:value-type="string">
            <text:p>Grand Total</text:p>
          </table:table-cell>
          <table:table-cell/>
          <table:table-cell table:style-name="ce3"/>
          <table:table-cell table:style-name="ce8"/>
          <table:table-cell table:style-name="ce10"/>
          <table:table-cell table:style-name="ce12" table:formula="of:=SUM([.F4:.F25])" office:value-type="currency" office:currency="USD" office:value="229.355" calcext:value-type="currency">
            <text:p>$229.36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number-columns-repeated="4"/>
          <table:table-cell table:style-name="ce11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Useful tools</text:p>
          </table:table-cell>
          <table:table-cell table:number-columns-repeated="3"/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ardstick compass (beam compass)</text:p>
          </table:table-cell>
          <table:table-cell table:style-name="ce3" office:value-type="string" calcext:value-type="string">
            <text:p>Amazon</text:p>
          </table:table-cell>
          <table:table-cell table:style-name="ce8" office:value-type="string" calcext:value-type="string">
            <text:p>B003B3P99K</text:p>
          </table:table-cell>
          <table:table-cell table:style-name="ce10" office:value-type="currency" office:currency="USD" office:value="10.25" calcext:value-type="currency">
            <text:p>$10.25</text:p>
          </table:table-cell>
          <table:table-cell table:style-name="ce10" table:formula="of:=[.A30]*[.E30]" office:value-type="currency" office:currency="USD" office:value="10.25" calcext:value-type="currency">
            <text:p>$10.25</text:p>
          </table:table-cell>
          <table:table-cell office:value-type="string" calcext:value-type="string">
            <text:p><text:a xlink:href="http://www.amazon.com/WoodRiver-Yardstick-Compass/dp/B003B3P99K" xlink:type="simple">http://www.amazon.com/WoodRiver-Yardstick-Compass/dp/B003B3P99K</text:a></text:p>
          </table:table-cell>
          <table:table-cell office:value-type="string" calcext:value-type="string">
            <text:p>For drawing a large circle on the plywood</text:p>
          </table:table-cell>
          <table:table-cell table:style-name="ce3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imping Pliers - 28-20 AWG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TOL-13193</text:p>
          </table:table-cell>
          <table:table-cell table:style-name="ce11" office:value-type="currency" office:currency="USD" office:value="29.95" calcext:value-type="currency">
            <text:p>$29.95</text:p>
          </table:table-cell>
          <table:table-cell table:style-name="ce10" table:formula="of:=[.A31]*[.E31]" office:value-type="currency" office:currency="USD" office:value="29.95" calcext:value-type="currency">
            <text:p>$29.95</text:p>
          </table:table-cell>
          <table:table-cell office:value-type="string" calcext:value-type="string">
            <text:p><text:a xlink:href="https://www.sparkfun.com/products/13193" xlink:type="simple">https://www.sparkfun.com/products/13193</text:a></text:p>
          </table:table-cell>
          <table:table-cell table:number-columns-repeated="1017"/>
        </table:table-row>
        <table:table-row table:style-name="ro2" table:number-rows-repeated="10">
          <table:table-cell table:number-columns-repeated="4"/>
          <table:table-cell table:style-name="ce11" table:number-columns-repeated="2"/>
          <table:table-cell table:number-columns-repeated="1018"/>
        </table:table-row>
        <table:table-row table:style-name="ro2" table:number-rows-repeated="5">
          <table:table-cell table:number-columns-repeated="4"/>
          <table:table-cell table:style-name="ce11"/>
          <table:table-cell table:number-columns-repeated="1019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22:02:16.163608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0M22S</meta:editing-duration>
    <meta:editing-cycles>70</meta:editing-cycles>
    <meta:generator>LibreOffice/4.2.8.2$Linux_X86_64 LibreOffice_project/420m0$Build-2</meta:generator>
    <dc:date>2016-05-19T22:04:10.142250974</dc:date>
    <meta:document-statistic meta:table-count="3" meta:cell-count="188" meta:object-count="0"/>
    <meta:user-defined meta:name="Info 1"/>
    <meta:user-defined meta:name="Info 2"/>
    <meta:user-defined meta:name="Info 3"/>
    <meta:user-defined meta:name="Info 4"/>
  </office:meta>
</office:document-meta>
</file>